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Liberation Sans" officeooo:rsid="001fb405" officeooo:paragraph-rsid="001fb405"/>
    </style:style>
    <style:style style:name="P2" style:family="paragraph" style:parent-style-name="Standard">
      <style:text-properties style:font-name="Liberation Sans" fo:font-weight="bold" officeooo:rsid="001fb405" officeooo:paragraph-rsid="001fb405" style:font-weight-asian="bold" style:font-weight-complex="bold"/>
    </style:style>
    <style:style style:name="P3" style:family="paragraph" style:parent-style-name="Standard">
      <style:text-properties style:font-name="Liberation Sans" officeooo:rsid="00219eb5" officeooo:paragraph-rsid="00219eb5"/>
    </style:style>
    <style:style style:name="P4" style:family="paragraph" style:parent-style-name="Standard">
      <style:paragraph-properties fo:break-before="page"/>
      <style:text-properties style:font-name="Liberation Sans" fo:font-weight="bold" officeooo:rsid="001fb405" officeooo:paragraph-rsid="001fb405" style:font-weight-asian="bold" style:font-weight-complex="bold"/>
    </style:style>
    <style:style style:name="P5" style:family="paragraph">
      <style:paragraph-properties fo:text-align="center"/>
    </style:style>
    <style:style style:name="P6" style:family="paragraph">
      <style:text-properties style:font-name="Liberation Sans"/>
    </style:style>
    <style:style style:name="P7" style:family="paragraph">
      <style:paragraph-properties fo:text-align="center"/>
      <style:text-properties style:font-name="Liberation Sans"/>
    </style:style>
    <style:style style:name="T1" style:family="text">
      <style:text-properties style:font-name="Liberation San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19M Programming Design 2014</text:p>
      <text:p text:style-name="P1"/>
      <text:p text:style-name="P1">“Time” for Impulse</text:p>
      <text:p text:style-name="P1"/>
      <text:p text:style-name="P1">Contributors:</text:p>
      <text:p text:style-name="P1">Jerry Fan</text:p>
      <text:p text:style-name="P1"/>
      <text:p text:style-name="P4">Note on versioning</text:p>
      <text:p text:style-name="P1">Due to programming practices started in a previous robotics season, programs have a version number attached to them. The version corresponds to development of the program itself, therefore it is relevant to title design entries under version rather than date. Each version has different design intention. </text:p>
      <text:p text:style-name="P1"/>
      <text:p text:style-name="P2">TimeV1</text:p>
      <text:p text:style-name="P1"><draw:g text:anchor-type="paragraph" draw:z-index="0" draw:style-name="gr1"><draw:custom-shape draw:style-name="gr2" draw:text-style-name="P6" svg:width="4.049cm" svg:height="2.408cm" svg:x="12.125cm" svg:y="7.223cm"><text:p text:style-name="P5"><text:span text:style-name="T1">Output</text:span></text:p><draw:enhanced-geometry svg:viewBox="0 0 21600 21600" draw:type="rectangle" draw:enhanced-path="M 0 0 L 21600 0 21600 21600 0 21600 0 0 Z N"/></draw:custom-shape><draw:custom-shape draw:style-name="gr2" draw:text-style-name="P7" svg:width="4.181cm" svg:height="4.181cm" svg:x="6.41cm" svg:y="6.27cm"><text:p text:style-name="P5"><text:span text:style-name="T1">Variable</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 draw:text-style-name="P6" svg:width="4.049cm" svg:height="2.408cm" svg:x="0.907cm" svg:y="7.196cm"><text:p text:style-name="P5"><text:span text:style-name="T1">Input</text:span></text:p><draw:enhanced-geometry svg:viewBox="0 0 21600 21600" draw:type="rectangle" draw:enhanced-path="M 0 0 L 21600 0 21600 21600 0 21600 0 0 Z N"/></draw:custom-shape><draw:custom-shape draw:style-name="gr2" draw:text-style-name="P6" svg:width="4.049cm" svg:height="2.408cm" svg:x="6.463cm" svg:y="2.381cm"><text:p text:style-name="P5"><text:span text:style-name="T1">Modifications</text:span></text:p><draw:enhanced-geometry svg:viewBox="0 0 21600 21600" draw:type="rectangle" draw:enhanced-path="M 0 0 L 21600 0 21600 21600 0 21600 0 0 Z N"/></draw:custom-shape><draw:custom-shape draw:style-name="gr3" svg:width="1.033cm" svg:height="1.033cm" svg:x="8.008cm" svg:y="4.9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svg:width="1.033cm" svg:height="1.033cm" draw:transform="rotate (1.5707963267949) translate (5.19288888888889cm 8.88547222222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svg:width="1.033cm" svg:height="1.033cm" draw:transform="rotate (1.5707963267949) translate (10.8020555555556cm 8.88547222222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Code is created for simple control of robot using joystick, drawing from previous season's user control idea of requesting input and storage into variable, modification of variable, and output to motors. The robot is physically complete and ready for the first scrimmage at this poi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Simple time based autonomous functions have been imported over from last season, and adapted for use by changing p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ch </meta:initial-creator>
    <meta:creation-date>2014-07-17T01:38:27.090820765</meta:creation-date>
    <dc:date>2014-07-17T02:28:19.728631951</dc:date>
    <dc:creator>Lich </dc:creator>
    <meta:editing-duration>PT23M18S</meta:editing-duration>
    <meta:editing-cycles>2</meta:editing-cycles>
    <meta:generator>LibreOffice/4.1.3.2$Linux_X86_64 LibreOffice_project/410m0$Build-2</meta:generator>
    <meta:document-statistic meta:table-count="0" meta:image-count="0" meta:object-count="0" meta:page-count="2" meta:paragraph-count="9" meta:word-count="124" meta:character-count="802" meta:non-whitespace-character-count="686"/>
  </office:meta>
</office:document-meta>
</file>